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ac738" officeooo:paragraph-rsid="00cac738"/>
    </style:style>
    <style:style style:name="P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29ba73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8pt" officeooo:rsid="00cac738" officeooo:paragraph-rsid="00cac738"/>
    </style:style>
    <style:style style:name="P5" style:family="paragraph" style:parent-style-name="Standard">
      <style:text-properties fo:font-size="18pt" officeooo:rsid="00d0b758" officeooo:paragraph-rsid="00d0b758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7f395"/>
    </style:style>
    <style:style style:name="T4" style:family="text">
      <style:text-properties fo:font-size="18pt" officeooo:rsid="00cac738"/>
    </style:style>
    <style:style style:name="T5" style:family="text">
      <style:text-properties fo:font-size="18pt" officeooo:rsid="00cfbed9"/>
    </style:style>
    <style:style style:name="T6" style:family="text">
      <style:text-properties officeooo:rsid="00cc8210"/>
    </style:style>
    <style:style style:name="T7" style:family="text">
      <style:text-properties officeooo:rsid="00cfbe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<text:span text:style-name="T7">uissance</text:span>s</text:p>
      <text:p text:style-name="Standard"/>
      <text:p text:style-name="P1"><text:span text:style-name="T1">Exercices du livre : pages </text:span><text:span text:style-name="T7">8</text:span><text:span text:style-name="T3">3</text:span><text:span text:style-name="T2">-</text:span><text:span text:style-name="T5">93</text:span></text:p>
      <text:p text:style-name="P1"/>
      <text:p text:style-name="P5">Cas général</text:p>
      <text:p text:style-name="P2">oral : 7, 8, 10, 14</text:p>
      <text:p text:style-name="P2">6, 9, 16, 17, 19, 22, 23, 26, 27</text:p>
      <text:p text:style-name="P2">pb concrets : 3, 4, 32, 33, 86, 93</text:p>
      <text:p text:style-name="Standard"/>
      <text:p text:style-name="Standard"/>
      <text:p text:style-name="P5">Puissances et signes</text:p>
      <text:p text:style-name="P5">34, 35</text:p>
      <text:p text:style-name="P5"/>
      <text:p text:style-name="P5"/>
      <text:p text:style-name="P5">Propriétés</text:p>
      <text:p text:style-name="P5">11, 12, 20, 28, 40, 41, 42, 50, 51, 90</text:p>
      <text:p text:style-name="P5"/>
      <text:p text:style-name="P5"/>
      <text:p text:style-name="P5">Puissances de 10</text:p>
      <text:p text:style-name="P5">29, 30, 31, 36, 37, 38, 39, 43, 44, 45, 46, 54, 55, 56, 57, 58, 59, 60, 62, 63</text:p>
      <text:p text:style-name="P5"/>
      <text:p text:style-name="P5"/>
      <text:p text:style-name="P5">Notation scientifique</text:p>
      <text:p text:style-name="P5">13, 21, 65, 66, 67, 70</text:p>
      <text:p text:style-name="P5"/>
      <text:p text:style-name="P5"/>
      <text:p text:style-name="P5">Pb concrets</text:p>
      <text:p text:style-name="P5">71, 72, 74, 85, 89, 97,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9M53S</meta:editing-duration>
    <meta:editing-cycles>156</meta:editing-cycles>
    <meta:generator>LibreOffice/7.1.4.2$Linux_X86_64 LibreOffice_project/10$Build-2</meta:generator>
    <meta:initial-creator>Véronique et Thibaud FONTANET</meta:initial-creator>
    <dc:date>2021-07-10T11:47:41.208601556</dc:date>
    <meta:print-date>2021-01-04T09:36:06.738044778</meta:print-date>
    <meta:document-statistic meta:table-count="0" meta:image-count="0" meta:object-count="0" meta:page-count="1" meta:paragraph-count="16" meta:word-count="89" meta:character-count="387" meta:non-whitespace-character-count="314"/>
  </office:meta>
</office:document-meta>
</file>